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d28" officeooo:paragraph-rsid="00085d28"/>
    </style:style>
    <style:style style:name="P2" style:family="paragraph" style:parent-style-name="Standard">
      <style:text-properties officeooo:paragraph-rsid="0008979b"/>
    </style:style>
    <style:style style:name="P3" style:family="paragraph" style:parent-style-name="Standard">
      <style:text-properties officeooo:rsid="0008979b" officeooo:paragraph-rsid="0008979b"/>
    </style:style>
    <style:style style:name="T1" style:family="text">
      <style:text-properties officeooo:rsid="00085d28"/>
    </style:style>
    <style:style style:name="T2" style:family="text">
      <style:text-properties fo:font-style="italic" officeooo:rsid="00085d28" style:font-style-asian="italic" style:font-style-complex="italic"/>
    </style:style>
    <style:style style:name="T3" style:family="text">
      <style:text-properties officeooo:rsid="0008979b"/>
    </style:style>
    <style:style style:name="T4" style:family="text">
      <style:text-properties fo:font-style="italic" style:font-style-asian="italic" style:font-style-complex="italic"/>
    </style:style>
    <style:style style:name="T5" style:family="text">
      <style:text-properties officeooo:rsid="000942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2a - Design decisions supported by code</text:p>
      <text:p text:style-name="P1"/>
      <text:p text:style-name="P1">After considering multiple options for a backing data store, the provided solution utilised the SQLite library provided as part of the python standard library [1] to store its data. This format was selected as individual database tables could mirror the order of columns in the provided CSV files to ensure no information was lost when importing new input files, providing a level of trust that other formats that would require greater transformations can't provide by default. </text:p>
      <text:p text:style-name="P1"/>
      <text:p text:style-name="P2"><text:span text:style-name="T1">SQLite was selected over an in-process database formats such as mySQL or Postgress as the resulting data store is just a single file instead of relying on arcane backup options to ensure data doesn't get lost, as well as less setup complexity. SQLite states on its own website that it's best suited to data analysis as "</text:span><text:span text:style-name="T2">People who understand SQL can employ the sqlite3 command-line shell... to analyze large datasets. Raw data can be imported from CSV files...</text:span><text:span text:style-name="T1">" [2], both of which are reasons that would benefit this applications. This also suggests that the database isn't locked to only being used within the provided solution, and with the database file alone, any analysis data can be accessed. It's also worth noting that the database file is a binary file, suggesting the file size should be smaller than a text file such as JSON or XML. </text:span><text:span text:style-name="T3">SQlite itself advocates its usage "</text:span><text:span text:style-name="T4">as an application file format in place of XML or JSON or a "pile-of-file".</text:span><text:span text:style-name="T3">" [3][4]</text:span></text:p>
      <text:p text:style-name="P1"/>
      <text:p text:style-name="P3">Another of SQLite's strengths is the SQL query language itself. Any database admin with familiarity with any flavour of SQL can construct a query to build pivot tables or analyse data in other ways from this data store. This can also be considered a disadvantage for two reasons; SQLite does have some quirks [5] in its language compared to other SQL flavours, and not every data analyst is familiar with how SQL works, often relying on python knowledge or other graphical tools. The latter can be offset by the knowledge that any programmer can embed the SQLite library in a program in any language as the source code is a single file of C [6], and bindings exist for most popular languages already.</text:p>
      <text:p text:style-name="P3"/>
      <text:p text:style-name="P3">One other downside to this solution to be aware of is that this prevents any modification to the layouts of the CSV files that get uploaded external to the solution. Raw data needs to be provided in a specific format to be correctly parsed by our program and inserted into the database, which limits its flexibility compared to a JSON solution<text:span text:style-name="T5">, which could result in lost data or unexpected errors that the program needs to handle</text:span>. <text:span text:style-name="T5">Further experimentation is required to devise a solution to store additional data fields, such as dynamically adding columns to an existing ta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07:20:37.464189118</meta:creation-date>
    <dc:date>2026-04-30T07:47:58.210621670</dc:date>
    <meta:editing-duration>PT2M54S</meta:editing-duration>
    <meta:editing-cycles>1</meta:editing-cycles>
    <meta:document-statistic meta:table-count="0" meta:image-count="0" meta:object-count="0" meta:page-count="1" meta:paragraph-count="5" meta:word-count="469" meta:character-count="2757" meta:non-whitespace-character-count="2292"/>
    <meta:generator>LibreOffice/25.8.6.2$Linux_X86_64 LibreOffice_project/580$Build-2</meta:generator>
  </office:meta>
</office:document-meta>
</file>